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 statusEl = document.getElementById('status');</text:p>
      <text:p text:style-name="Standard">const streakEl = document.getElementById('streak');</text:p>
      <text:p text:style-name="Standard">const quoteEl = document.getElementById('quote');</text:p>
      <text:p text:style-name="Standard"/>
      <text:p text:style-name="Standard">const showerQuotes = [</text:p>
      <text:p text:style-name="Standard"><text:s text:c="2"/>"Fresh as a daisy and twice as confident. Well done!",</text:p>
      <text:p text:style-name="Standard"><text:s text:c="2"/>"You smell like success. And soap. Nice!",</text:p>
      <text:p text:style-name="Standard"><text:s text:c="2"/>"The shower gods are pleased. Go conquer your day!",</text:p>
      <text:p text:style-name="Standard"><text:s text:c="2"/>"Clean body, clean mind. You’re unstoppable!",</text:p>
      <text:p text:style-name="Standard"><text:s text:c="2"/>"You did it! Adulting level: unlocked 🛁",</text:p>
      <text:p text:style-name="Standard"><text:s text:c="2"/>"Squeaky clean and ready for the scene!",</text:p>
      <text:p text:style-name="Standard"><text:s text:c="2"/>"Shower complete. You may now be hugged.",</text:p>
      <text:p text:style-name="Standard"><text:s text:c="2"/>"You didn’t just shower… you thrived.",</text:p>
      <text:p text:style-name="Standard"><text:s text:c="2"/>"Soap: 1 | Bacteria: 0 🧼",</text:p>
      <text:p text:style-name="Standard"><text:s text:c="2"/>"You're now legally allowed to sit on your own couch."</text:p>
      <text:p text:style-name="Standard">];</text:p>
      <text:p text:style-name="Standard"/>
      <text:p text:style-name="Standard">const noShowerQuotes = [</text:p>
      <text:p text:style-name="Standard"><text:s text:c="2"/>"Your ancestors fought wars. You can face the water.",</text:p>
      <text:p text:style-name="Standard"><text:s text:c="2"/>"You're not dirty dirty… but you ain't clean.",</text:p>
      <text:p text:style-name="Standard"><text:soft-page-break/><text:s text:c="2"/>"Is that your thoughts… or body odor clouding your brain?",</text:p>
      <text:p text:style-name="Standard"><text:s text:c="2"/>"Don't make us send Febreze to your house.",</text:p>
      <text:p text:style-name="Standard"><text:s text:c="2"/>"If motivation had a smell, it wouldn't be this.",</text:p>
      <text:p text:style-name="Standard"><text:s text:c="2"/>"Your pillow just texted me. It's begging for mercy.",</text:p>
      <text:p text:style-name="Standard"><text:s text:c="2"/>"One shower away from being the main character.",</text:p>
      <text:p text:style-name="Standard"><text:s text:c="2"/>"A stinky legend is still a legend. But c’mon.",</text:p>
      <text:p text:style-name="Standard"><text:s text:c="2"/>"Still haven’t showered? Bold strategy, Cotton.",</text:p>
      <text:p text:style-name="Standard"><text:s text:c="2"/>"This is your sign. Lather up, champ."</text:p>
      <text:p text:style-name="Standard">];</text:p>
      <text:p text:style-name="Standard"/>
      <text:p text:style-name="Standard">function getRandom(arr) {</text:p>
      <text:p text:style-name="Standard"><text:s text:c="2"/>return arr[Math.floor(Math.random() * arr.length)];</text:p>
      <text:p text:style-name="Standard">}</text:p>
      <text:p text:style-name="Standard"/>
      <text:p text:style-name="Standard">function markShowered() {</text:p>
      <text:p text:style-name="Standard"><text:s text:c="2"/>const audio = new Audio('https://www.soundjay.com/buttons/sounds/button-3.mp3');</text:p>
      <text:p text:style-name="Standard"><text:s text:c="2"/>audio.play();</text:p>
      <text:p text:style-name="Standard"/>
      <text:p text:style-name="Standard"><text:s text:c="2"/>const today = new Date().toDateString();</text:p>
      <text:p text:style-name="Standard"><text:s text:c="2"/>localStorage.setItem('showerDate', today);</text:p>
      <text:p text:style-name="Standard"/>
      <text:p text:style-name="Standard"><text:soft-page-break/><text:s text:c="2"/>let streak = Number(localStorage.getItem('streak') || '0');</text:p>
      <text:p text:style-name="Standard"><text:s text:c="2"/>const lastDate = localStorage.getItem('lastDate');</text:p>
      <text:p text:style-name="Standard"><text:s text:c="2"/>if (lastDate &amp;&amp; new Date(lastDate).getDate() === new Date(today).getDate() - 1) {</text:p>
      <text:p text:style-name="Standard"><text:s text:c="4"/>streak += 1;</text:p>
      <text:p text:style-name="Standard"><text:s text:c="2"/>} else if (lastDate !== today) {</text:p>
      <text:p text:style-name="Standard"><text:s text:c="4"/>streak = 1;</text:p>
      <text:p text:style-name="Standard"><text:s text:c="2"/>}</text:p>
      <text:p text:style-name="Standard"/>
      <text:p text:style-name="Standard"><text:s text:c="2"/>localStorage.setItem('lastDate', today);</text:p>
      <text:p text:style-name="Standard"><text:s text:c="2"/>localStorage.setItem('streak', streak);</text:p>
      <text:p text:style-name="Standard"><text:s text:c="2"/>updateStatus();</text:p>
      <text:p text:style-name="Standard">}</text:p>
      <text:p text:style-name="Standard"/>
      <text:p text:style-name="Standard">function confirmNoShower() {</text:p>
      <text:p text:style-name="Standard"><text:s text:c="2"/>if (confirm("Are you sure you didn't shower?")) {</text:p>
      <text:p text:style-name="Standard"><text:s text:c="4"/>const audio = new Audio('https://www.soundjay.com/buttons/sounds/button-9.mp3');</text:p>
      <text:p text:style-name="Standard"><text:s text:c="4"/>audio.play();</text:p>
      <text:p text:style-name="Standard"/>
      <text:p text:style-name="Standard"><text:s text:c="4"/>const today = new Date().toDateString();</text:p>
      <text:p text:style-name="Standard"><text:s text:c="4"/>localStorage.setItem('showerDate', '');</text:p>
      <text:p text:style-name="Standard"><text:s text:c="4"/>localStorage.setItem('lastDate', today);</text:p>
      <text:p text:style-name="Standard"><text:soft-page-break/><text:s text:c="4"/>localStorage.setItem('streak', '0');</text:p>
      <text:p text:style-name="Standard"><text:s text:c="4"/>updateStatus();</text:p>
      <text:p text:style-name="Standard"><text:s text:c="2"/>}</text:p>
      <text:p text:style-name="Standard">}</text:p>
      <text:p text:style-name="Standard"/>
      <text:p text:style-name="Standard">function updateStatus() {</text:p>
      <text:p text:style-name="Standard"><text:s text:c="2"/>const today = new Date().toDateString();</text:p>
      <text:p text:style-name="Standard"><text:s text:c="2"/>const showerDate = localStorage.getItem('showerDate');</text:p>
      <text:p text:style-name="Standard"/>
      <text:p text:style-name="Standard"><text:s text:c="2"/>if (showerDate === today) {</text:p>
      <text:p text:style-name="Standard"><text:s text:c="4"/>statusEl.textContent = '🧼 Yep! You showered today!';</text:p>
      <text:p text:style-name="Standard"><text:s text:c="4"/>quoteEl.textContent = getRandom(showerQuotes);</text:p>
      <text:p text:style-name="Standard"><text:s text:c="2"/>} else {</text:p>
      <text:p text:style-name="Standard"><text:s text:c="4"/>statusEl.textContent = "😬 Doesn't look like it...";</text:p>
      <text:p text:style-name="Standard"><text:s text:c="4"/>quoteEl.textContent = getRandom(noShowerQuotes);</text:p>
      <text:p text:style-name="Standard"><text:s text:c="2"/>}</text:p>
      <text:p text:style-name="Standard"/>
      <text:p text:style-name="Standard"><text:s text:c="2"/>const streak = localStorage.getItem('streak') || '0';</text:p>
      <text:p text:style-name="Standard"><text:s text:c="2"/>streakEl.textContent = `Shower streak: ${streak} day(s)`;</text:p>
      <text:p text:style-name="Standard">}</text:p>
      <text:p text:style-name="Standard"/>
      <text:p text:style-name="Standard"><text:soft-page-break/>function toggleTheme() {</text:p>
      <text:p text:style-name="Standard"><text:s text:c="2"/>const currentTheme = document.documentElement.getAttribute('data-theme');</text:p>
      <text:p text:style-name="Standard"><text:s text:c="2"/>const newTheme = currentTheme === 'dark' ? 'light' : 'dark';</text:p>
      <text:p text:style-name="Standard"><text:s text:c="2"/>document.documentElement.setAttribute('data-theme', newTheme);</text:p>
      <text:p text:style-name="Standard"><text:s text:c="2"/>localStorage.setItem('theme', newTheme);</text:p>
      <text:p text:style-name="Standard">}</text:p>
      <text:p text:style-name="Standard"/>
      <text:p text:style-name="Standard">function loadTheme() {</text:p>
      <text:p text:style-name="Standard"><text:s text:c="2"/>const savedTheme = localStorage.getItem('theme') || 'light';</text:p>
      <text:p text:style-name="Standard"><text:s text:c="2"/>document.documentElement.setAttribute('data-theme', savedTheme);</text:p>
      <text:p text:style-name="Standard">}</text:p>
      <text:p text:style-name="Standard"/>
      <text:p text:style-name="Standard">updateStatus();</text:p>
      <text:p text:style-name="Standard">loadTheme();</text:p>
      <text:p text:style-name="Standard"/>
      <text:p text:style-name="Standard">if ('serviceWorker' in navigator) {</text:p>
      <text:p text:style-name="Standard"><text:s text:c="2"/>window.addEventListener('load', () =&gt; {</text:p>
      <text:p text:style-name="Standard"><text:s text:c="4"/>navigator.serviceWorker.register('sw.js').then(</text:p>
      <text:p text:style-name="Standard"><text:s text:c="6"/>reg =&gt; console.log('Service worker registered.', reg),</text:p>
      <text:p text:style-name="Standard"><text:s text:c="6"/>err =&gt; console.error('Service worker registration failed:', err)</text:p>
      <text:p text:style-name="Standard"><text:s text:c="4"/>);</text:p>
      <text:p text:style-name="Standard"><text:soft-page-break/><text:s text:c="2"/>})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0" meta:word-count="394" meta:character-count="3404" meta:non-whitespace-character-count="2930"/>
    <meta:generator>LibreOfficeDev/6.0.5.2$Linux_X86_64 LibreOffice_project/</meta:generator>
  </office:meta>
</office:document-meta>
</file>